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iragino Kaku Gothic Pro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999966"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0066ff"/>
    </style:style>
    <style:style style:name="T2" style:family="text">
      <style:text-properties fo:color="#ff0000"/>
    </style:style>
    <style:style style:name="T3" style:family="text">
      <style:text-properties fo:color="#666633"/>
    </style:style>
    <style:style style:name="T4" style:family="text">
      <style:text-properties fo:color="#ff00ff"/>
    </style:style>
    <style:style style:name="T5" style:family="text">
      <style:text-properties fo:color="#000000"/>
    </style:style>
    <style:style style:name="T6" style:family="text">
      <style:text-properties fo:color="#999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NARD henri</text:p>
      <text:p text:style-name="P1"/>
      <text:p text:style-name="P2">Question nº1 : processus client</text:p>
      <text:p text:style-name="P2"/>
      <text:p text:style-name="P3"><text:span text:style-name="T1">#include</text:span> <text:span text:style-name="T4">« nsy103.h »</text:span></text:p>
      <text:p text:style-name="P3"><text:span text:style-name="T1">int</text:span><text:tab/><text:tab/>main()</text:p>
      <text:p text:style-name="P3">{</text:p>
      <text:p text:style-name="P3"><text:tab/><text:span text:style-name="T1">int</text:span> msqid, id_specatcle, place, choix ;</text:p>
      <text:p text:style-name="P3"><text:tab/>t_requete<text:tab/>msg ;</text:p>
      <text:p text:style-name="P3"><text:tab/>t_reponse<text:tab/>rep ;</text:p>
      <text:p text:style-name="P3"><text:tab/></text:p>
      <text:p text:style-name="P3"><text:tab/><text:span text:style-name="T6">/* connexion a la MSQ*/</text:span></text:p>
      <text:p text:style-name="P3"><text:tab/>msqid = msgget(CLEMSQ, 0) ;</text:p>
      <text:p text:style-name="P4"/>
      <text:p text:style-name="P4"><text:tab/>/* Remplissage des information de base*/</text:p>
      <text:p text:style-name="P3"><text:tab/>msg.pid = getpid() ;</text:p>
      <text:p text:style-name="P3"><text:tab/></text:p>
      <text:p text:style-name="P3"><text:tab/><text:span text:style-name="T2">do</text:span>{</text:p>
      <text:p text:style-name="P3"><text:tab/><text:tab/>printf( <text:span text:style-name="T4">« 1) consulter les spectacles \n 2) acheter des places  \n 0) quitter»</text:span>) ;</text:p>
      <text:p text:style-name="P3"><text:tab/><text:tab/>scanf( <text:span text:style-name="T4">« %d »</text:span><text:span text:style-name="T5">, </text:span>choix) ;</text:p>
      <text:p text:style-name="P3"><text:tab/><text:tab/><text:span text:style-name="T2">if</text:span> (choix == 2)</text:p>
      <text:p text:style-name="P3"><text:tab/><text:tab/>{</text:p>
      <text:p text:style-name="P3"><text:tab/><text:tab/><text:tab/>printf( <text:span text:style-name="T4">« indiquez le spectacle et le nombre de place »</text:span>) ;</text:p>
      <text:p text:style-name="P3"><text:tab/><text:tab/><text:tab/>scanf( <text:span text:style-name="T4">« %d%d »</text:span>, id_spectacle, place) ;</text:p>
      <text:p text:style-name="P3"><text:tab/><text:tab/><text:tab/>msg.id_spectacle = id_spectalce ;</text:p>
      <text:p text:style-name="P3"><text:tab/><text:tab/><text:tab/>msg.place = place ;</text:p>
      <text:p text:style-name="P3"><text:tab/><text:tab/>}</text:p>
      <text:p text:style-name="P3"><text:tab/><text:tab/>msg.type = choix ;</text:p>
      <text:p text:style-name="P3"><text:tab/><text:tab/></text:p>
      <text:p text:style-name="P3"><text:tab/><text:tab/><text:span text:style-name="T2">if</text:span> (choix == 1 || choix == 2)</text:p>
      <text:p text:style-name="P3"><text:tab/><text:tab/>{</text:p>
      <text:p text:style-name="P3"><text:tab/><text:span text:style-name="T2"><text:tab/><text:tab/></text:span><text:span text:style-name="T6">/* Envoie de la requête dans la MSQ */</text:span></text:p>
      <text:p text:style-name="P3"><text:tab/><text:tab/><text:tab/>msgsnd(msqid, &amp;msg, sizeof( msg), 0) ;</text:p>
      <text:p text:style-name="P3"/>
      <text:p text:style-name="P3"><text:tab/><text:tab/><text:tab/><text:span text:style-name="T6">/* Réception de la réponse */</text:span></text:p>
      <text:p text:style-name="P3"><text:tab/><text:tab/><text:tab/>msgrcv(msqid, &amp;rep, sizeof(rep), msg.pid, 0) ;</text:p>
      <text:p text:style-name="P3"><text:tab/><text:tab/></text:p>
      <text:p text:style-name="P3"><text:tab/><text:tab/><text:tab/><text:span text:style-name="T6">/* Impression du message de retour suivant le serveur */</text:span></text:p>
      <text:p text:style-name="P3"><text:tab/><text:tab/><text:tab/>printf(<text:span text:style-name="T4">« %s »</text:span>, rep.info) ;</text:p>
      <text:p text:style-name="P3"><text:tab/><text:tab/><text:tab/><text:span text:style-name="T2">if</text:span> (choix == 1)</text:p>
      <text:p text:style-name="P3"><text:tab/><text:tab/><text:tab/><text:tab/><text:span text:style-name="T6">/* L'ensemble des spectacle est contenu dans une liste chaînée de <text:tab/><text:tab/><text:tab/><text:tab/> * structure t_billet il faut donc une fonction pour parcourir et </text:span></text:p>
      <text:p text:style-name="P4"><text:tab/><text:tab/><text:tab/><text:tab/> * afficher <text:s/>l'ensemble des spectacle */</text:p>
      <text:p text:style-name="P3"><text:tab/><text:tab/><text:tab/><text:tab/>ft_print_list(rep.data) ;</text:p>
      <text:p text:style-name="P3"><text:tab/><text:tab/>}</text:p>
      <text:p text:style-name="P3"><text:tab/><text:span text:style-name="T2">while </text:span>(choix == 1 || choix == 2) ;</text:p>
      <text:p text:style-name="P3"><text:tab/><text:span text:style-name="T2">return </text:span>(0) 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3T16:01:33</meta:creation-date>
    <dc:date>2019-01-24T14:59:27</dc:date>
    <dc:creator>bill tremendous</dc:creator>
    <meta:editing-duration>PT40M21S</meta:editing-duration>
    <meta:editing-cycles>5</meta:editing-cycles>
    <meta:generator>OpenOffice/4.1.5$Unix OpenOffice.org_project/415m1$Build-9789</meta:generator>
    <meta:document-statistic meta:table-count="0" meta:image-count="0" meta:object-count="0" meta:page-count="1" meta:paragraph-count="43" meta:word-count="204" meta:character-count="1153"/>
  </office:meta>
</office:document-meta>
</file>